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0.4.3.oxt&#13;&#13;25.06.2019 14:22:5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0.4.3.oxt&#13;&#13;25.06.2019 14:23: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1.6.oxt&#13;&#13;26.05.2019 13:49: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306223731255379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599812632089323758" text:style-name="L2">
        <text:list-item>
          <text:p text:style-name="P48">Version 2.1.2 :</text:p>
        </text:list-item>
      </text:list>
      <text:list xml:id="list6261037703584259959" text:style-name="L3">
        <text:list-item>
          <text:list>
            <text:list-item>
              <text:p text:style-name="P49">Localized help : resolved non-functional hyperlink due to API incompatibility introduced by Apache OpenOffice 4.1 (and LibreOffice 4.0).</text:p>
            </text:list-item>
          </text:list>
        </text:list-item>
      </text:list>
      <text:list xml:id="list34438073" text:continue-list="list7599812632089323758" text:style-name="L2">
        <text:list-item>
          <text:p text:style-name="P48">Version 2.1.1 :</text:p>
        </text:list-item>
      </text:list>
      <text:list xml:id="list759467169090418272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4451399" text:continue-list="list34438073" text:style-name="L2">
        <text:list-item>
          <text:p text:style-name="P48">Version 2.1.0 :</text:p>
        </text:list-item>
      </text:list>
      <text:list xml:id="list249772797231881219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4448859" text:continue-list="list34451399" text:style-name="L2">
        <text:list-item>
          <text:p text:style-name="P48">Version 2.0.0 :</text:p>
        </text:list-item>
      </text:list>
      <text:list xml:id="list658164245579111954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4427733" text:continue-list="list34448859" text:style-name="L2">
        <text:list-item>
          <text:p text:style-name="P48">Version 1.5.3 :</text:p>
        </text:list-item>
      </text:list>
      <text:list xml:id="list401214616270121901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6613877036231216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draw:text-box fo:min-height="12.298cm"><text:p text:style-name="Frame_20_contents"/><text:p text:style-name="P35"><text:span text:style-name="T2">Mandatory</text:span><text:tab/><text:tab/>Display to user if found incompatible at installation</text:p><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text:p text:style-name="Frame_20_contents"/><text:p text:style-name="Frame_20_contents"/><text:p text:style-name="Frame_20_contents"><draw:control text:anchor-type="paragraph" draw:z-index="9" draw:style-name="gr1" draw:text-style-name="P86" svg:width="8.362cm" svg:height="0.689cm" svg:x="3.621cm" svg:y="0.252cm" draw:control="control5"/></text:p><text:p text:style-name="Frame_20_contents"/><text:p text:style-name="P34">Compilation results</text:p><text:p text:style-name="P34"><draw:control text:anchor-type="paragraph" draw:z-index="10"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draw:text-box fo:min-height="12.19cm"><text:p text:style-name="Frame_20_contents"/><text:p text:style-name="P35"><text:span text:style-name="T2">Mandatory</text:span><text:tab/><text:tab/>Display to user if found incompatible at installation</text:p><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text:p text:style-name="Frame_20_contents"/><text:p text:style-name="Frame_20_contents"/><text:p text:style-name="Frame_20_contents"><draw:control text:anchor-type="paragraph" draw:z-index="16"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17"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1"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2" draw:style-name="gr1"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74796810480228181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43711108989760869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99891657692748756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45808889290771223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9067824857780483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32090802037908003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3"><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draw:text-box fo:min-height="4.001cm"><text:p text:style-name="Frame_20_contents"><draw:frame draw:style-name="fr6" draw:name="images3" text:anchor-type="paragraph" svg:width="18.087cm" svg:height="10.777cm" draw:z-index="25"><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6785955922204815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4446862462037803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053008951144672081" text:style-name="L17">
        <text:list-item>
          <text:p text:style-name="P63">Arg1 : <text:span text:style-name="InstructionMacro">String</text:span> : mandatory, type of control used for the button</text:p>
        </text:list-item>
      </text:list>
      <text:list xml:id="list135484810845090938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4204572137544449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77716521012741396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7368020989413384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439673760971562955"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32322146459845084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41463668358741510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422311309562895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7543350663040434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2965676418863350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39181305754466150"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7682599894893821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68925951420471862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13080553145174239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45392326650419428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8119749436728500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408611039418740513"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69344794423800212"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78077283744858850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7755911750222013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614065562072518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44138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306789719435061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74261301364199492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206668683387181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dc:creator>BM</dc:creator><dc:date>2008-03-16T00:00:00.93</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4</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4</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5</dc:date><text:p>internal</text:p><text:p>Page2</text:p><text:p/></office:annotation>Paragraph styles</text:p>
      <text:p text:style-name="P28"><office:annotation><dc:creator>BM</dc:creator><dc:date>2008-03-13T00:00:00.95</dc:date><text:p>internal</text:p><text:p>Page7</text:p><text:p/></office:annotation>Hyperlinks</text:p>
      <text:p text:style-name="hlp_5f_paragraph"><text:span text:style-name="T14"><office:annotation><dc:creator>BM</dc:creator><dc:date>2008-03-13T00:00:00.95</dc:date><text:p>internal</text:p><text:p>Page3</text:p><text:p/></office:annotation></text:span><text:span text:style-name="T14">Text formatting</text:span></text:p>
      <text:p text:style-name="P28"><office:annotation><dc:creator>BM</dc:creator><dc:date>2008-03-26T00:00:00.95</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5</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5</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5</dc:date><text:p>external</text:p><text:p>text/swriter/main0210.xhp</text:p><text:p/></office:annotation><text:span text:style-name="T14">Preview topic</text:span> </text:p>
      <text:p text:style-name="hlp_5f_paragraph">This hyperlink displays <text:s/><office:annotation><dc:creator>BM</dc:creator><dc:date>2008-03-15T00:00:00.96</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450008" text:continue-list="list778077283744858850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427900" text:continue-list="list3444138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6</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6</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7</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4436248" text:continue-list="list344500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0.4.3")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Select Template", "en")
              setTitle("Dokumentvorlage auswählen", "de")
            endTitles
            setURL("Basic", "OOLoadStyles", "Module1", "LoadStyles")
			setImage("icons/locker")
		endCommand

        addSeparator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endMenuItems
  endMenu

endAddonMenu

beginOfficeToolbar

    beginTbTitles("Writer")
      setTitle("Load styles")
    endTbTitles

		beginButton()
            beginTitles("Writer")
              setTitle("Select Template", "en")
              setTitle("Dokumentvorlage auswählen", "de")
            endTitles
            setURL("Basic", "OOLoadStyles", "Module1", "LoadStyles")
			setImage("icons/locker")
		endButton

        addSeparator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